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6ee9" officeooo:paragraph-rsid="001d6ee9"/>
    </style:style>
    <style:style style:name="P2" style:family="paragraph" style:parent-style-name="Standard">
      <style:text-properties officeooo:rsid="001dcaaf" officeooo:paragraph-rsid="001dcaaf"/>
    </style:style>
    <style:style style:name="P3" style:family="paragraph" style:parent-style-name="Standard">
      <style:text-properties officeooo:rsid="001e6121" officeooo:paragraph-rsid="001e6121"/>
    </style:style>
    <style:style style:name="P4" style:family="paragraph" style:parent-style-name="Standard">
      <style:text-properties officeooo:rsid="002062f2" officeooo:paragraph-rsid="002062f2"/>
    </style:style>
    <style:style style:name="P5" style:family="paragraph" style:parent-style-name="Standard">
      <style:text-properties officeooo:rsid="00217bf2" officeooo:paragraph-rsid="00217bf2"/>
    </style:style>
    <style:style style:name="P6" style:family="paragraph" style:parent-style-name="Standard">
      <style:text-properties officeooo:rsid="002275bd" officeooo:paragraph-rsid="002275bd"/>
    </style:style>
    <style:style style:name="P7" style:family="paragraph" style:parent-style-name="Standard">
      <style:text-properties officeooo:rsid="00239f16" officeooo:paragraph-rsid="00239f16"/>
    </style:style>
    <style:style style:name="P8" style:family="paragraph" style:parent-style-name="Standard">
      <style:text-properties officeooo:rsid="002510e4" officeooo:paragraph-rsid="002510e4"/>
    </style:style>
    <style:style style:name="P9" style:family="paragraph" style:parent-style-name="Standard">
      <style:text-properties officeooo:rsid="0026f32b" officeooo:paragraph-rsid="0026f32b"/>
    </style:style>
    <style:style style:name="P10" style:family="paragraph" style:parent-style-name="Standard">
      <style:text-properties officeooo:rsid="0028f2b7" officeooo:paragraph-rsid="0028f2b7"/>
    </style:style>
    <style:style style:name="P11" style:family="paragraph" style:parent-style-name="Standard">
      <style:text-properties officeooo:rsid="002935db" officeooo:paragraph-rsid="002935db"/>
    </style:style>
    <style:style style:name="P12" style:family="paragraph" style:parent-style-name="Standard">
      <style:text-properties officeooo:rsid="002a5177" officeooo:paragraph-rsid="002a5177"/>
    </style:style>
    <style:style style:name="T1" style:family="text">
      <style:text-properties officeooo:rsid="002cf1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pixabay.com/photos/xbox-video-game-x-box-game-console-1200296/" text:style-name="Internet_20_link" text:visited-style-name="Visited_20_Internet_20_Link">https://pixabay.com/photos/xbox-video-game-x-box-game-console-1200296/</text:a></text:p>
      <text:p text:style-name="P2">Xbox original console</text:p>
      <text:p text:style-name="P2"/>
      <text:p text:style-name="P2"><text:a xlink:type="simple" xlink:href="https://pixabay.com/photos/video-game-console-video-game-play-2202613/" text:style-name="Internet_20_link" text:visited-style-name="Visited_20_Internet_20_Link">https://pixabay.com/photos/video-game-console-video-game-play-2202613/</text:a></text:p>
      <text:p text:style-name="P2">playstation 1 console</text:p>
      <text:p text:style-name="P2"/>
      <text:p text:style-name="P2"><text:a xlink:type="simple" xlink:href="https://unsplash.com/photos/QezGvR4IdvE" text:style-name="Internet_20_link" text:visited-style-name="Visited_20_Internet_20_Link">https://unsplash.com/photos/QezGvR4IdvE</text:a></text:p>
      <text:p text:style-name="P3">xbox controller white and black</text:p>
      <text:p text:style-name="P3"/>
      <text:p text:style-name="P3"><text:a xlink:type="simple" xlink:href="https://pixabay.com/photos/video-game-console-video-game-play-2202571/" text:style-name="Internet_20_link" text:visited-style-name="Visited_20_Internet_20_Link">https://pixabay.com/photos/video-game-console-video-game-play-2202571/</text:a></text:p>
      <text:p text:style-name="P4">xbox 360 console</text:p>
      <text:p text:style-name="P4"/>
      <text:p text:style-name="P4"><text:a xlink:type="simple" xlink:href="https://pixabay.com/photos/xbox-game-console-games-console-4142757/" text:style-name="Internet_20_link" text:visited-style-name="Visited_20_Internet_20_Link">https://pixabay.com/photos/xbox-game-console-games-console-4142757/</text:a></text:p>
      <text:p text:style-name="P4">xbox one console and controller</text:p>
      <text:p text:style-name="P4"/>
      <text:p text:style-name="P5"><text:a xlink:type="simple" xlink:href="https://pixabay.com/illustrations/xbox-series-x-technology-gaming-4965065/" text:style-name="Internet_20_link" text:visited-style-name="Visited_20_Internet_20_Link">https://pixabay.com/illustrations/xbox-series-x-technology-gaming-4965065/</text:a></text:p>
      <text:p text:style-name="P5">xbox series x console</text:p>
      <text:p text:style-name="P5"/>
      <text:p text:style-name="P5"><text:a xlink:type="simple" xlink:href="https://pixabay.com/photos/video-game-console-video-game-play-2202637/" text:style-name="Internet_20_link" text:visited-style-name="Visited_20_Internet_20_Link">https://pixabay.com/photos/video-game-console-video-game-play-2202637/</text:a></text:p>
      <text:p text:style-name="P6">playstation2 and controller</text:p>
      <text:p text:style-name="P6"/>
      <text:p text:style-name="P6"><text:a xlink:type="simple" xlink:href="https://pixabay.com/photos/video-game-console-video-game-play-2202634/" text:style-name="Internet_20_link" text:visited-style-name="Visited_20_Internet_20_Link">https://pixabay.com/photos/video-game-console-video-game-play-2202634/</text:a></text:p>
      <text:p text:style-name="P7">playstation 3 console</text:p>
      <text:p text:style-name="P7"/>
      <text:p text:style-name="P7">https://pixabay.com/photos/video-game-console-video-game-play-2202635/</text:p>
      <text:p text:style-name="P7">playstation4 console.</text:p>
      <text:p text:style-name="P7"/>
      <text:p text:style-name="P7"><text:a xlink:type="simple" xlink:href="https://www.pexels.com/photo/internet-connection-technology-computer-5961216/" text:style-name="Internet_20_link" text:visited-style-name="Visited_20_Internet_20_Link">https://www.pexels.com/photo/internet-connection-technology-computer-5961216/</text:a></text:p>
      <text:p text:style-name="P8">playstation5 console</text:p>
      <text:p text:style-name="P8"/>
      <text:p text:style-name="P8">https://pixabay.com/photos/video-game-console-video-game-play-2202580/</text:p>
      <text:p text:style-name="P9">nes console</text:p>
      <text:p text:style-name="P9"/>
      <text:p text:style-name="P9"><text:a xlink:type="simple" xlink:href="https://pixabay.com/photos/video-game-console-video-game-play-2202592/" text:style-name="Internet_20_link" text:visited-style-name="Visited_20_Internet_20_Link">https://pixabay.com/photos/video-game-console-video-game-play-2202592/</text:a></text:p>
      <text:p text:style-name="P9">snes console</text:p>
      <text:p text:style-name="P9"/>
      <text:p text:style-name="P9"><text:a xlink:type="simple" xlink:href="https://pixabay.com/photos/video-game-console-video-game-play-2202594/" text:style-name="Internet_20_link" text:visited-style-name="Visited_20_Internet_20_Link">https://pixabay.com/photos/video-game-console-video-game-play-2202594/</text:a></text:p>
      <text:p text:style-name="P10">n64 console</text:p>
      <text:p text:style-name="P10"/>
      <text:p text:style-name="P10"><text:a xlink:type="simple" xlink:href="https://pixabay.com/photos/video-game-console-video-game-play-2202554/" text:style-name="Internet_20_link" text:visited-style-name="Visited_20_Internet_20_Link">https://pixabay.com/photos/video-game-console-video-game-play-2202554/</text:a></text:p>
      <text:p text:style-name="P11">gamecube console</text:p>
      <text:p text:style-name="P11"/>
      <text:p text:style-name="P11"><text:a xlink:type="simple" xlink:href="https://pixabay.com/photos/video-game-console-video-game-play-2202660/" text:style-name="Internet_20_link" text:visited-style-name="Visited_20_Internet_20_Link">https://pixabay.com/photos/video-game-console-video-game-play-2202660/</text:a></text:p>
      <text:p text:style-name="P11">WII console</text:p>
      <text:p text:style-name="P11"/>
      <text:p text:style-name="P11"><text:a xlink:type="simple" xlink:href="https://www.pexels.com/photo/banner-internet-connection-technology-6034015/" text:style-name="Internet_20_link" text:visited-style-name="Visited_20_Internet_20_Link">https://www.pexels.com/photo/banner-internet-connection-technology-6034015/</text:a></text:p>
      <text:p text:style-name="P12">Wii U <text:span text:style-name="T1">c</text:span>on<text:span text:style-name="T1">s</text:span>ole</text:p>
      <text:p text:style-name="P12"/>
      <text:p text:style-name="P12"><text:a xlink:type="simple" xlink:href="https://pixabay.com/photos/nintendo-switch-nintendo-console-3061237/" text:style-name="Internet_20_link" text:visited-style-name="Visited_20_Internet_20_Link">https://pixabay.com/photos/nintendo-switch-nintendo-console-3061237/</text:a></text:p>
      <text:p text:style-name="P12">switch conso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9:50:39.061000000</meta:creation-date>
    <dc:date>2021-05-29T08:10:51.082000000</dc:date>
    <meta:editing-duration>PT1H24M37S</meta:editing-duration>
    <meta:editing-cycles>11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34" meta:word-count="65" meta:character-count="1488" meta:non-whitespace-character-count="1457"/>
  </office:meta>
</office:document-meta>
</file>